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," svg:font-family="'Consolas,', 'Courier New', ', monospace,', Cousine, '', Consolas,', 'Courier New', ', monospace', 'font-weight: normal', 'font-size: 12px', 'line-height: 16px', 'white-space: pre'"/>
    <style:font-face style:name="OpenSans" svg:font-family="OpenSans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fo:font-weight="bold" officeooo:rsid="0005afd6" officeooo:paragraph-rsid="0005afd6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ourier New" fo:font-size="12pt" officeooo:rsid="0005afd6" officeooo:paragraph-rsid="0005afd6" style:font-size-asian="12pt" style:font-size-complex="12pt"/>
    </style:style>
    <style:style style:name="P3" style:family="paragraph" style:parent-style-name="Standard">
      <style:text-properties style:font-name="Courier New" fo:font-size="12pt" fo:language="ru" fo:country="RU" officeooo:rsid="0007301a" officeooo:paragraph-rsid="0007301a" style:font-size-asian="12pt" style:font-size-complex="12pt"/>
    </style:style>
    <style:style style:name="P4" style:family="paragraph" style:parent-style-name="Standard">
      <style:text-properties style:font-name="Courier New" fo:font-size="12pt" fo:language="ru" fo:country="RU" officeooo:rsid="0007cfd0" officeooo:paragraph-rsid="0007cfd0" style:font-size-asian="12pt" style:font-size-complex="12pt"/>
    </style:style>
    <style:style style:name="P5" style:family="paragraph" style:parent-style-name="Standard">
      <style:text-properties style:font-name="Courier New" fo:font-size="12pt" fo:language="ru" fo:country="RU" officeooo:rsid="0008b694" officeooo:paragraph-rsid="0008b694" style:font-size-asian="12pt" style:font-size-complex="12pt"/>
    </style:style>
    <style:style style:name="P6" style:family="paragraph" style:parent-style-name="Standard">
      <style:text-properties style:font-name="Courier New" fo:font-size="12pt" fo:language="ru" fo:country="RU" officeooo:rsid="0008b694" officeooo:paragraph-rsid="00222fbe" style:font-size-asian="12pt" style:font-size-complex="12pt"/>
    </style:style>
    <style:style style:name="P7" style:family="paragraph" style:parent-style-name="Standard">
      <style:text-properties style:font-name="Courier New" fo:font-size="12pt" fo:language="ru" fo:country="RU" officeooo:rsid="0009f172" officeooo:paragraph-rsid="0009f172" style:font-size-asian="12pt" style:font-size-complex="12pt"/>
    </style:style>
    <style:style style:name="P8" style:family="paragraph" style:parent-style-name="Standard">
      <style:text-properties style:font-name="Courier New" fo:font-size="12pt" fo:language="ru" fo:country="RU" officeooo:rsid="000b7001" officeooo:paragraph-rsid="000b7001" style:font-size-asian="12pt" style:font-size-complex="12pt"/>
    </style:style>
    <style:style style:name="P9" style:family="paragraph" style:parent-style-name="Standard">
      <style:text-properties style:font-name="Courier New" fo:font-size="12pt" fo:language="ru" fo:country="RU" officeooo:rsid="000d4af9" officeooo:paragraph-rsid="000d4af9" style:font-size-asian="12pt" style:font-size-complex="12pt"/>
    </style:style>
    <style:style style:name="P10" style:family="paragraph" style:parent-style-name="Standard">
      <style:text-properties style:font-name="Courier New" fo:font-size="12pt" fo:language="ru" fo:country="RU" officeooo:rsid="000d4af9" officeooo:paragraph-rsid="000ed855" style:font-size-asian="12pt" style:font-size-complex="12pt"/>
    </style:style>
    <style:style style:name="P11" style:family="paragraph" style:parent-style-name="Standard">
      <style:text-properties style:font-name="Courier New" fo:font-size="12pt" fo:language="ru" fo:country="RU" officeooo:rsid="000ed855" officeooo:paragraph-rsid="000ed855" style:font-size-asian="12pt" style:font-size-complex="12pt"/>
    </style:style>
    <style:style style:name="P12" style:family="paragraph" style:parent-style-name="Standard">
      <style:text-properties style:font-name="Courier New" fo:font-size="12pt" fo:language="ru" fo:country="RU" officeooo:rsid="000ffe35" officeooo:paragraph-rsid="000ffe35" style:font-size-asian="12pt" style:font-size-complex="12pt"/>
    </style:style>
    <style:style style:name="P13" style:family="paragraph" style:parent-style-name="Standard">
      <style:text-properties style:font-name="Courier New" fo:font-size="12pt" fo:language="ru" fo:country="RU" officeooo:rsid="0011c586" officeooo:paragraph-rsid="0011c586" style:font-size-asian="12pt" style:font-size-complex="12pt"/>
    </style:style>
    <style:style style:name="P14" style:family="paragraph" style:parent-style-name="Standard">
      <style:text-properties style:font-name="Courier New" fo:font-size="12pt" fo:language="ru" fo:country="RU" officeooo:rsid="0011c586" officeooo:paragraph-rsid="0012eeba" style:font-size-asian="12pt" style:font-size-complex="12pt"/>
    </style:style>
    <style:style style:name="P15" style:family="paragraph" style:parent-style-name="Standard">
      <style:text-properties style:font-name="Courier New" fo:font-size="12pt" fo:language="ru" fo:country="RU" officeooo:rsid="0013e949" officeooo:paragraph-rsid="0013e949" style:font-size-asian="12pt" style:font-size-complex="12pt"/>
    </style:style>
    <style:style style:name="P16" style:family="paragraph" style:parent-style-name="Standard">
      <style:text-properties style:font-name="Courier New" fo:font-size="12pt" fo:language="ru" fo:country="RU" officeooo:rsid="0016b480" officeooo:paragraph-rsid="0016b480" style:font-size-asian="12pt" style:font-size-complex="12pt"/>
    </style:style>
    <style:style style:name="P17" style:family="paragraph" style:parent-style-name="Standard">
      <style:text-properties style:font-name="Courier New" fo:font-size="12pt" fo:language="ru" fo:country="RU" officeooo:rsid="00175c6f" officeooo:paragraph-rsid="00175c6f" style:font-size-asian="12pt" style:font-size-complex="12pt"/>
    </style:style>
    <style:style style:name="P18" style:family="paragraph" style:parent-style-name="Standard">
      <style:text-properties style:font-name="Courier New" fo:font-size="12pt" fo:language="ru" fo:country="RU" officeooo:rsid="0018b9b1" officeooo:paragraph-rsid="0018b9b1" style:font-size-asian="12pt" style:font-size-complex="12pt"/>
    </style:style>
    <style:style style:name="P19" style:family="paragraph" style:parent-style-name="Standard">
      <style:text-properties style:font-name="Courier New" fo:font-size="12pt" fo:language="ru" fo:country="RU" officeooo:rsid="001b3e0a" officeooo:paragraph-rsid="001b3e0a" style:font-size-asian="12pt" style:font-size-complex="12pt"/>
    </style:style>
    <style:style style:name="P20" style:family="paragraph" style:parent-style-name="Standard">
      <style:text-properties style:font-name="Courier New" fo:font-size="12pt" fo:language="ru" fo:country="RU" officeooo:rsid="001b3e0a" officeooo:paragraph-rsid="001c3404" style:font-size-asian="12pt" style:font-size-complex="12pt"/>
    </style:style>
    <style:style style:name="P21" style:family="paragraph" style:parent-style-name="Standard">
      <style:text-properties style:font-name="Courier New" fo:font-size="12pt" fo:language="ru" fo:country="RU" officeooo:rsid="001c3404" officeooo:paragraph-rsid="001c3404" style:font-size-asian="12pt" style:font-size-complex="12pt"/>
    </style:style>
    <style:style style:name="P22" style:family="paragraph" style:parent-style-name="Standard">
      <style:text-properties style:font-name="Courier New" fo:font-size="12pt" fo:language="ru" fo:country="RU" officeooo:rsid="001c3404" officeooo:paragraph-rsid="001e0a91" style:font-size-asian="12pt" style:font-size-complex="12pt"/>
    </style:style>
    <style:style style:name="P23" style:family="paragraph" style:parent-style-name="Standard">
      <style:text-properties style:font-name="Courier New" fo:font-size="12pt" fo:language="ru" fo:country="RU" officeooo:rsid="002181ee" officeooo:paragraph-rsid="002181ee" style:font-size-asian="12pt" style:font-size-complex="12pt"/>
    </style:style>
    <style:style style:name="P24" style:family="paragraph" style:parent-style-name="Standard">
      <style:text-properties style:font-name="Courier New" fo:font-size="12pt" fo:language="ru" fo:country="RU" officeooo:rsid="00223c19" officeooo:paragraph-rsid="00223c19" style:font-size-asian="12pt" style:font-size-complex="12pt"/>
    </style:style>
    <style:style style:name="P25" style:family="paragraph" style:parent-style-name="Standard">
      <style:text-properties style:font-name="Courier New" fo:font-size="12pt" fo:language="ru" fo:country="RU" officeooo:rsid="00223c19" officeooo:paragraph-rsid="002324d2" style:font-size-asian="12pt" style:font-size-complex="12pt"/>
    </style:style>
    <style:style style:name="P26" style:family="paragraph" style:parent-style-name="Standard">
      <style:text-properties style:font-name="Courier New" fo:font-size="12pt" fo:language="ru" fo:country="RU" officeooo:rsid="002324d2" officeooo:paragraph-rsid="002324d2" style:font-size-asian="12pt" style:font-size-complex="12pt"/>
    </style:style>
    <style:style style:name="P27" style:family="paragraph" style:parent-style-name="Standard">
      <style:text-properties style:font-name="Courier New" fo:font-size="12pt" fo:language="ru" fo:country="RU" officeooo:rsid="002324d2" officeooo:paragraph-rsid="0025167c" style:font-size-asian="12pt" style:font-size-complex="12pt"/>
    </style:style>
    <style:style style:name="P28" style:family="paragraph" style:parent-style-name="Standard">
      <style:text-properties style:font-name="Courier New" fo:font-size="12pt" fo:language="ru" fo:country="RU" fo:font-weight="bold" officeooo:rsid="0007301a" officeooo:paragraph-rsid="0007301a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Courier New" fo:font-size="12pt" fo:language="ru" fo:country="RU" fo:font-weight="bold" officeooo:rsid="0007cfd0" officeooo:paragraph-rsid="0007cfd0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Courier New" fo:font-size="12pt" fo:language="ru" fo:country="RU" fo:font-weight="bold" officeooo:rsid="000b7001" officeooo:paragraph-rsid="000b7001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Courier New" fo:font-size="12pt" fo:language="ru" fo:country="RU" fo:font-weight="bold" officeooo:rsid="0008b694" officeooo:paragraph-rsid="0008b694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Courier New" fo:font-size="12pt" fo:language="ru" fo:country="RU" fo:font-weight="bold" officeooo:rsid="000d4af9" officeooo:paragraph-rsid="000d4af9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Courier New" fo:font-size="12pt" fo:language="ru" fo:country="RU" fo:font-weight="bold" officeooo:rsid="000ffe35" officeooo:paragraph-rsid="000ffe35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Courier New" fo:font-size="12pt" fo:language="ru" fo:country="RU" fo:font-weight="bold" officeooo:rsid="0013e949" officeooo:paragraph-rsid="0013e949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Courier New" fo:font-size="12pt" fo:language="ru" fo:country="RU" fo:font-weight="bold" officeooo:rsid="00175c6f" officeooo:paragraph-rsid="00175c6f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Courier New" fo:font-size="12pt" fo:language="ru" fo:country="RU" fo:font-weight="bold" officeooo:rsid="0016b480" officeooo:paragraph-rsid="0016b480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Courier New" fo:font-size="12pt" fo:language="ru" fo:country="RU" fo:font-weight="bold" officeooo:rsid="0018b9b1" officeooo:paragraph-rsid="0018b9b1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Courier New" fo:font-size="12pt" fo:language="ru" fo:country="RU" fo:font-weight="bold" officeooo:rsid="00223c19" officeooo:paragraph-rsid="00223c19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Courier New" fo:font-size="12pt" fo:language="ru" fo:country="RU" fo:font-weight="bold" officeooo:rsid="002324d2" officeooo:paragraph-rsid="002324d2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Courier New" fo:font-size="12pt" fo:language="en" fo:country="US" officeooo:rsid="0008b694" officeooo:paragraph-rsid="0008b694" style:font-size-asian="12pt" style:font-size-complex="12pt"/>
    </style:style>
    <style:style style:name="P41" style:family="paragraph" style:parent-style-name="Standard">
      <style:text-properties style:font-name="Courier New" fo:font-size="12pt" fo:language="en" fo:country="US" officeooo:rsid="0008b694" officeooo:paragraph-rsid="0009f172" style:font-size-asian="12pt" style:font-size-complex="12pt"/>
    </style:style>
    <style:style style:name="P42" style:family="paragraph" style:parent-style-name="Standard">
      <style:text-properties style:font-name="Courier New" fo:font-size="12pt" fo:language="en" fo:country="US" officeooo:rsid="0008b694" officeooo:paragraph-rsid="000b7001" style:font-size-asian="12pt" style:font-size-complex="12pt"/>
    </style:style>
    <style:style style:name="P43" style:family="paragraph" style:parent-style-name="Standard">
      <style:text-properties style:font-name="Courier New" fo:font-size="12pt" fo:language="en" fo:country="US" officeooo:rsid="0009f172" officeooo:paragraph-rsid="0009f172" style:font-size-asian="12pt" style:font-size-complex="12pt"/>
    </style:style>
    <style:style style:name="P44" style:family="paragraph" style:parent-style-name="Standard">
      <style:text-properties style:font-name="Courier New" fo:font-size="12pt" fo:language="en" fo:country="US" officeooo:rsid="0009f172" officeooo:paragraph-rsid="000b7001" style:font-size-asian="12pt" style:font-size-complex="12pt"/>
    </style:style>
    <style:style style:name="P45" style:family="paragraph" style:parent-style-name="Standard">
      <style:text-properties style:font-name="Courier New" fo:font-size="12pt" fo:language="en" fo:country="US" officeooo:rsid="0009f172" officeooo:paragraph-rsid="000ed855" style:font-size-asian="12pt" style:font-size-complex="12pt"/>
    </style:style>
    <style:style style:name="P46" style:family="paragraph" style:parent-style-name="Standard">
      <style:text-properties style:font-name="Courier New" fo:font-size="12pt" fo:language="en" fo:country="US" officeooo:rsid="0009f172" officeooo:paragraph-rsid="000ffe35" style:font-size-asian="12pt" style:font-size-complex="12pt"/>
    </style:style>
    <style:style style:name="P47" style:family="paragraph" style:parent-style-name="Standard">
      <style:text-properties style:font-name="Courier New" fo:font-size="12pt" fo:language="en" fo:country="US" officeooo:rsid="000ed855" officeooo:paragraph-rsid="000ed855" style:font-size-asian="12pt" style:font-size-complex="12pt"/>
    </style:style>
    <style:style style:name="P48" style:family="paragraph" style:parent-style-name="Standard">
      <style:text-properties style:font-name="Courier New" fo:font-size="12pt" fo:language="en" fo:country="US" officeooo:rsid="000ffe35" officeooo:paragraph-rsid="000ffe35" style:font-size-asian="12pt" style:font-size-complex="12pt"/>
    </style:style>
    <style:style style:name="P49" style:family="paragraph" style:parent-style-name="Standard">
      <style:text-properties style:font-name="Courier New" fo:font-size="12pt" fo:language="en" fo:country="US" officeooo:rsid="0011c586" officeooo:paragraph-rsid="0011c586" style:font-size-asian="12pt" style:font-size-complex="12pt"/>
    </style:style>
    <style:style style:name="P50" style:family="paragraph" style:parent-style-name="Standard">
      <style:text-properties style:font-name="Courier New" fo:font-size="12pt" fo:language="en" fo:country="US" officeooo:rsid="0011c586" officeooo:paragraph-rsid="0013e949" style:font-size-asian="12pt" style:font-size-complex="12pt"/>
    </style:style>
    <style:style style:name="P51" style:family="paragraph" style:parent-style-name="Standard">
      <style:text-properties style:font-name="Courier New" fo:font-size="12pt" fo:language="en" fo:country="US" officeooo:rsid="0013e949" officeooo:paragraph-rsid="0013e949" style:font-size-asian="12pt" style:font-size-complex="12pt"/>
    </style:style>
    <style:style style:name="P52" style:family="paragraph" style:parent-style-name="Standard">
      <style:text-properties style:font-name="Courier New" fo:font-size="12pt" fo:language="en" fo:country="US" officeooo:rsid="002181ee" officeooo:paragraph-rsid="002181ee" style:font-size-asian="12pt" style:font-size-complex="12pt"/>
    </style:style>
    <style:style style:name="P53" style:family="paragraph" style:parent-style-name="Standard">
      <style:text-properties fo:color="#0451a5" style:font-name="Courier New" fo:font-size="12pt" fo:language="ru" fo:country="RU" officeooo:rsid="0013e949" officeooo:paragraph-rsid="00175c6f" fo:background-color="#fffffe" style:font-size-asian="12pt" style:font-size-complex="12pt"/>
    </style:style>
    <style:style style:name="P54" style:family="paragraph" style:parent-style-name="Standard">
      <style:text-properties fo:color="#0451a5" style:font-name="Courier New" fo:font-size="12pt" fo:language="ru" fo:country="RU" officeooo:rsid="0016b480" officeooo:paragraph-rsid="0016b480" fo:background-color="#fffffe" style:font-size-asian="12pt" style:font-size-complex="12pt"/>
    </style:style>
    <style:style style:name="P55" style:family="paragraph" style:parent-style-name="Standard">
      <style:text-properties officeooo:paragraph-rsid="00223c1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b694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0d4af9" style:font-weight-asian="normal" style:font-weight-complex="normal"/>
    </style:style>
    <style:style style:name="T5" style:family="text">
      <style:text-properties fo:language="en" fo:country="US" fo:font-weight="normal" officeooo:rsid="001852b5" style:font-weight-asian="normal" style:font-weight-complex="normal"/>
    </style:style>
    <style:style style:name="T6" style:family="text">
      <style:text-properties fo:language="en" fo:country="US" officeooo:rsid="0012eeba"/>
    </style:style>
    <style:style style:name="T7" style:family="text">
      <style:text-properties fo:language="en" fo:country="US" officeooo:rsid="00222fbe"/>
    </style:style>
    <style:style style:name="T8" style:family="text">
      <style:text-properties fo:language="ru" fo:country="RU"/>
    </style:style>
    <style:style style:name="T9" style:family="text">
      <style:text-properties officeooo:rsid="0007301a"/>
    </style:style>
    <style:style style:name="T10" style:family="text">
      <style:text-properties officeooo:rsid="0007cfd0"/>
    </style:style>
    <style:style style:name="T11" style:family="text">
      <style:text-properties officeooo:rsid="0008b694"/>
    </style:style>
    <style:style style:name="T12" style:family="text">
      <style:text-properties fo:font-variant="normal" fo:text-transform="none" fo:color="#505050" fo:letter-spacing="normal" fo:font-style="normal"/>
    </style:style>
    <style:style style:name="T13" style:family="text">
      <style:text-properties fo:font-variant="normal" fo:text-transform="none" fo:color="#505050" fo:letter-spacing="normal" fo:font-style="normal" fo:font-weight="normal"/>
    </style:style>
    <style:style style:name="T14" style:family="text">
      <style:text-properties fo:font-variant="normal" fo:text-transform="none" fo:color="#505050" fo:letter-spacing="normal" fo:font-style="normal" fo:font-weight="normal" officeooo:rsid="0009f172"/>
    </style:style>
    <style:style style:name="T15" style:family="text">
      <style:text-properties fo:font-variant="normal" fo:text-transform="none" fo:color="#505050" fo:letter-spacing="normal" fo:font-style="normal" fo:font-weight="normal" officeooo:rsid="000b7001"/>
    </style:style>
    <style:style style:name="T16" style:family="text">
      <style:text-properties fo:font-variant="normal" fo:text-transform="none" fo:color="#505050" fo:letter-spacing="normal" fo:font-style="normal" fo:font-weight="normal" officeooo:rsid="000ed855"/>
    </style:style>
    <style:style style:name="T17" style:family="text">
      <style:text-properties fo:font-variant="normal" fo:text-transform="none" fo:color="#505050" fo:letter-spacing="normal" fo:font-style="normal" fo:font-weight="normal" officeooo:rsid="000ffe35"/>
    </style:style>
    <style:style style:name="T18" style:family="text">
      <style:text-properties fo:font-variant="normal" fo:text-transform="none" fo:color="#505050" fo:letter-spacing="normal" fo:font-style="normal" fo:font-weight="normal" officeooo:rsid="0010a7fe"/>
    </style:style>
    <style:style style:name="T19" style:family="text">
      <style:text-properties fo:font-variant="normal" fo:text-transform="none" fo:color="#505050" fo:letter-spacing="normal" fo:font-style="normal" fo:font-weight="normal" officeooo:rsid="0012eeba"/>
    </style:style>
    <style:style style:name="T20" style:family="text">
      <style:text-properties fo:font-variant="normal" fo:text-transform="none" fo:color="#505050" fo:letter-spacing="normal" fo:font-style="normal" fo:font-weight="normal" officeooo:rsid="0011c586"/>
    </style:style>
    <style:style style:name="T21" style:family="text">
      <style:text-properties fo:font-variant="normal" fo:text-transform="none" fo:color="#505050" fo:letter-spacing="normal" fo:font-style="normal" fo:font-weight="normal" officeooo:rsid="0013e949"/>
    </style:style>
    <style:style style:name="T22" style:family="text">
      <style:text-properties fo:font-variant="normal" fo:text-transform="none" fo:color="#505050" fo:letter-spacing="normal" fo:font-style="normal" fo:font-weight="normal" officeooo:rsid="001666ba"/>
    </style:style>
    <style:style style:name="T23" style:family="text">
      <style:text-properties fo:font-variant="normal" fo:text-transform="none" fo:color="#505050" fo:letter-spacing="normal" fo:font-style="normal" fo:font-weight="normal" officeooo:rsid="001c3404"/>
    </style:style>
    <style:style style:name="T24" style:family="text">
      <style:text-properties fo:font-variant="normal" fo:text-transform="none" fo:color="#505050" fo:letter-spacing="normal" fo:font-style="normal" fo:font-weight="normal" officeooo:rsid="001b3e0a"/>
    </style:style>
    <style:style style:name="T25" style:family="text">
      <style:text-properties fo:font-variant="normal" fo:text-transform="none" fo:color="#505050" fo:letter-spacing="normal" fo:font-style="normal" fo:font-weight="normal" officeooo:rsid="001e0a91"/>
    </style:style>
    <style:style style:name="T26" style:family="text">
      <style:text-properties fo:font-variant="normal" fo:text-transform="none" fo:color="#505050" fo:letter-spacing="normal" fo:font-style="normal" fo:font-weight="normal" officeooo:rsid="002181ee"/>
    </style:style>
    <style:style style:name="T27" style:family="text">
      <style:text-properties fo:font-variant="normal" fo:text-transform="none" fo:color="#505050" fo:letter-spacing="normal" fo:font-style="normal" fo:font-weight="normal" officeooo:rsid="002324d2"/>
    </style:style>
    <style:style style:name="T28" style:family="text">
      <style:text-properties fo:font-variant="normal" fo:text-transform="none" fo:color="#505050" fo:letter-spacing="normal" fo:font-style="normal" fo:font-weight="normal" officeooo:rsid="002366e3"/>
    </style:style>
    <style:style style:name="T29" style:family="text">
      <style:text-properties fo:font-variant="normal" fo:text-transform="none" fo:color="#505050" fo:letter-spacing="normal" fo:font-style="normal" fo:font-weight="normal" officeooo:rsid="0025167c"/>
    </style:style>
    <style:style style:name="T30" style:family="text">
      <style:text-properties fo:font-variant="normal" fo:text-transform="none" fo:color="#505050" fo:letter-spacing="normal" fo:font-style="normal" officeooo:rsid="0016b1dc"/>
    </style:style>
    <style:style style:name="T31" style:family="text">
      <style:text-properties fo:font-variant="normal" fo:text-transform="none" fo:color="#505050" fo:letter-spacing="normal" fo:font-style="normal" officeooo:rsid="00175c6f"/>
    </style:style>
    <style:style style:name="T32" style:family="text">
      <style:text-properties fo:font-variant="normal" fo:text-transform="none" fo:color="#505050" fo:letter-spacing="normal" fo:font-style="normal" officeooo:rsid="0019e041"/>
    </style:style>
    <style:style style:name="T33" style:family="text">
      <style:text-properties fo:font-variant="normal" fo:text-transform="none" fo:color="#505050" fo:letter-spacing="normal" fo:language="ru" fo:country="RU" fo:font-style="normal" fo:font-weight="normal"/>
    </style:style>
    <style:style style:name="T34" style:family="text">
      <style:text-properties fo:font-variant="normal" fo:text-transform="none" fo:color="#505050" fo:letter-spacing="normal" fo:language="ru" fo:country="RU" fo:font-style="normal" fo:font-weight="normal" officeooo:rsid="0009f172"/>
    </style:style>
    <style:style style:name="T35" style:family="text">
      <style:text-properties fo:font-variant="normal" fo:text-transform="none" fo:color="#505050" fo:letter-spacing="normal" fo:language="ru" fo:country="RU" fo:font-style="normal" fo:font-weight="normal" officeooo:rsid="000d4af9"/>
    </style:style>
    <style:style style:name="T36" style:family="text">
      <style:text-properties fo:font-variant="normal" fo:text-transform="none" fo:color="#505050" fo:letter-spacing="normal" fo:language="ru" fo:country="RU" fo:font-style="normal" fo:font-weight="normal" officeooo:rsid="000ffe35"/>
    </style:style>
    <style:style style:name="T37" style:family="text">
      <style:text-properties fo:font-variant="normal" fo:text-transform="none" fo:color="#505050" fo:letter-spacing="normal" fo:language="en" fo:country="US" fo:font-style="normal"/>
    </style:style>
    <style:style style:name="T38" style:family="text">
      <style:text-properties fo:font-variant="normal" fo:text-transform="none" fo:color="#505050" fo:letter-spacing="normal" fo:language="en" fo:country="US" fo:font-style="normal" fo:font-weight="normal"/>
    </style:style>
    <style:style style:name="T39" style:family="text">
      <style:text-properties fo:font-variant="normal" fo:text-transform="none" fo:color="#505050" fo:letter-spacing="normal" fo:language="en" fo:country="US" fo:font-style="normal" fo:font-weight="normal" officeooo:rsid="000ed855"/>
    </style:style>
    <style:style style:name="T40" style:family="text">
      <style:text-properties fo:font-variant="normal" fo:text-transform="none" fo:color="#505050" fo:letter-spacing="normal" fo:language="en" fo:country="US" fo:font-style="normal" fo:font-weight="normal" officeooo:rsid="0010a7fe"/>
    </style:style>
    <style:style style:name="T41" style:family="text">
      <style:text-properties fo:font-variant="normal" fo:text-transform="none" fo:color="#505050" fo:letter-spacing="normal" fo:language="en" fo:country="US" fo:font-style="normal" fo:font-weight="normal" officeooo:rsid="0012eeba"/>
    </style:style>
    <style:style style:name="T42" style:family="text">
      <style:text-properties fo:font-variant="normal" fo:text-transform="none" fo:color="#505050" fo:letter-spacing="normal" fo:language="en" fo:country="US" fo:font-style="normal" fo:font-weight="normal" officeooo:rsid="002366e3"/>
    </style:style>
    <style:style style:name="T43" style:family="text">
      <style:text-properties fo:font-variant="normal" fo:text-transform="none" fo:color="#505050" fo:letter-spacing="normal" fo:language="en" fo:country="US" fo:font-style="normal" officeooo:rsid="00175c6f"/>
    </style:style>
    <style:style style:name="T44" style:family="text">
      <style:text-properties fo:font-variant="normal" fo:text-transform="none" fo:color="#505050" style:font-name="Courier New" fo:font-size="12pt" fo:letter-spacing="normal" fo:language="ru" fo:country="RU" fo:font-style="normal" fo:font-weight="normal" officeooo:rsid="00223c19" style:font-size-asian="12pt" style:font-size-complex="12pt"/>
    </style:style>
    <style:style style:name="T45" style:family="text">
      <style:text-properties fo:font-variant="normal" fo:text-transform="none" fo:color="#505050" style:font-name="Courier New" fo:font-size="12pt" fo:letter-spacing="normal" fo:language="ru" fo:country="RU" fo:font-style="normal" fo:font-weight="normal" officeooo:rsid="002324d2" style:font-size-asian="12pt" style:font-size-complex="12pt"/>
    </style:style>
    <style:style style:name="T46" style:family="text">
      <style:text-properties fo:font-variant="normal" fo:text-transform="none" fo:color="#505050" style:font-name="Courier New" fo:font-size="12pt" fo:letter-spacing="normal" fo:language="en" fo:country="US" fo:font-style="normal" fo:font-weight="normal" officeooo:rsid="00223c19" style:font-size-asian="12pt" style:font-size-complex="12pt"/>
    </style:style>
    <style:style style:name="T47" style:family="text">
      <style:text-properties fo:font-weight="normal" officeooo:rsid="000d4af9" style:font-weight-asian="normal" style:font-weight-complex="normal"/>
    </style:style>
    <style:style style:name="T48" style:family="text">
      <style:text-properties fo:font-weight="normal" officeooo:rsid="001852b5" style:font-weight-asian="normal" style:font-weight-complex="normal"/>
    </style:style>
    <style:style style:name="T49" style:family="text">
      <style:text-properties fo:font-weight="normal" officeooo:rsid="002690bd" style:font-weight-asian="normal" style:font-weight-complex="normal"/>
    </style:style>
    <style:style style:name="T50" style:family="text">
      <style:text-properties officeooo:rsid="0009f172"/>
    </style:style>
    <style:style style:name="T51" style:family="text">
      <style:text-properties officeooo:rsid="000b7001"/>
    </style:style>
    <style:style style:name="T52" style:family="text">
      <style:text-properties officeooo:rsid="000d4af9"/>
    </style:style>
    <style:style style:name="T53" style:family="text">
      <style:text-properties officeooo:rsid="0012ee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В новой версии я</text:span>зык запросов <text:span text:style-name="T1">1C# </text:span><text:span text:style-name="T8">поддерживает практический полный синтаксис </text:span><text:span text:style-name="T1">SQL Server </text:span><text:span text:style-name="T8">2005-2016. Обращение к объектам СУБД выполняется в терминах метаданных 1С. Доступ к возможностям </text:span><text:span text:style-name="T1">1C# </text:span><text:span text:style-name="T8">реализован в виде </text:span><text:span text:style-name="T1">web api </text:span><text:span text:style-name="T8">сервиса.</text:span></text:p>
      <text:p text:style-name="P2"><text:span text:style-name="T8"/></text:p>
      <text:p text:style-name="P3">Данная статья является продолжением моего выступления на <text:span text:style-name="T1">Infostart 2019 Inception. </text:span>В этом выступлении изложены основные идеи и особенности <text:span text:style-name="T1">1C# </text:span>как платформы для разработки серверных приложений. В этой статье я расскажу о развитии проекта и его новых возможностях.</text:p>
      <text:p text:style-name="P3"/>
      <text:p text:style-name="P28">Новые возможности.</text:p>
      <text:p text:style-name="P3">1. Добавлена возможность обращаться в одном запросе не только к разным базам данным, расположенным на одном экземпляре <text:span text:style-name="T1">SQL Server, </text:span>но и к связанным <text:span text:style-name="T1">(linked)</text:span> серверам.</text:p>
      <text:p text:style-name="P3">2. Реализован сервер <text:span text:style-name="T1">web api, </text:span>позволяющий переводить запросы в терминах 1С в запросы на <text:span text:style-name="T1">T-SQL, </text:span>а также выполнять эти запросы при помощи любого <text:span text:style-name="T1">web api </text:span>клиента.</text:p>
      <text:p text:style-name="P28">3. Используется новый парсер языка запросов, поддерживающий практически полный синтаксис <text:span text:style-name="T1">SQL Server 2005-2016.</text:span><text:span text:style-name="T3"> </text:span><text:span text:style-name="T47">Это означает, что поддерживаются как </text:span><text:span text:style-name="T4">DDL, </text:span><text:span text:style-name="T47">так и </text:span><text:span text:style-name="T4">DML </text:span><text:span text:style-name="T47">инструкции. </text:span><text:span text:style-name="T48">Также в</text:span><text:span text:style-name="T47">озможно использование </text:span><text:span text:style-name="T5">DMV, </text:span><text:span text:style-name="T47">табличных переменных, оконных функций, табличных указа</text:span><text:span text:style-name="T49">ний</text:span><text:span text:style-name="T47"> </text:span><text:span text:style-name="T48">(хинтов)</text:span><text:span text:style-name="T47"> и т.д. и т.п.</text:span></text:p>
      <text:p text:style-name="P3">4. Использование нового парсера в перспективе позволяет добавлять в синтаксис языка запросов собственные функции, собственную логику выполнения запроса, а также выполнять программный анализ запроса по <text:span text:style-name="T10">заданным</text:span> критериям.</text:p>
      <text:p text:style-name="P3"/>
      <text:p text:style-name="P29">Как это работает.</text:p>
      <text:p text:style-name="P4">1. <text:span text:style-name="T11">Выгружаем метаданные 1С при помощи специальной обработки в </text:span><text:span text:style-name="T2">XML.</text:span></text:p>
      <text:p text:style-name="P6">2. Настраиваем <text:span text:style-name="T1">web </text:span>сервер <text:span text:style-name="T1">1C#, </text:span>который реализован на базе <text:span text:style-name="T1">web</text:span></text:p>
      <text:p text:style-name="P6"><text:span text:style-name="T1"><text:s text:c="3"/></text:span>сервера <text:span text:style-name="T1">Kestrel </text:span><text:span text:style-name="T52">(в основном описываем структуру каталогов </text:span></text:p>
      <text:p text:style-name="P6"><text:span text:style-name="T52"><text:s text:c="3"/>сервера СУБД и указываем </text:span><text:span text:style-name="T7">URL</text:span><text:span text:style-name="T52">)</text:span><text:span text:style-name="T1">.</text:span></text:p>
      <text:p text:style-name="P5">3. Выполняем запросы к <text:span text:style-name="T1">web </text:span>серверу <text:span text:style-name="T1">1C# </text:span>при помощи <text:span text:style-name="T1">web api.</text:span></text:p>
      <text:p text:style-name="P5"><text:span text:style-name="T1"/></text:p>
      <text:p text:style-name="P5">В целях ознакомления с функционалом <text:span text:style-name="T1">1C# web api </text:span>в качестве клиента можно использовать <text:span text:style-name="T1">Postman. </text:span>Коллекция вызовов <text:span text:style-name="T1">web api </text:span>для импорта в <text:span text:style-name="T1">Postman </text:span>прилагается.</text:p>
      <text:p text:style-name="P5">Кроме этого, к данной статье прилагается демонстрационный <text:span text:style-name="T1">web api </text:span>клиент в виде обработки 1С.</text:p>
      <text:p text:style-name="P5"/>
      <text:p text:style-name="P31">Описание <text:span text:style-name="T1">web api </text:span><text:span text:style-name="T53">сервера </text:span><text:span text:style-name="T6">1C#</text:span><text:span text:style-name="T1">.</text:span></text:p>
      <text:p text:style-name="P5"><text:span text:style-name="T1"/></text:p>
      <text:p text:style-name="P40">GET metadata/use</text:p>
      <text:p text:style-name="P42"><text:span text:style-name="T34"/></text:p>
      <text:p text:style-name="P42"><text:span text:style-name="T34">Пример:</text:span></text:p>
      <text:p text:style-name="P42"><text:span text:style-name="T13">http://localhost:5000/metadata/use</text:span></text:p>
      <text:p text:style-name="P5"/>
      <text:p text:style-name="P5">Показывает текущий сервер и базу данных, которые используются <text:span text:style-name="T1">web </text:span>сервером <text:span text:style-name="T1">1C# </text:span>в данный момент.</text:p>
      <text:p text:style-name="P5"/>
      <text:p text:style-name="P40">POST metadata/use/{server}/{database}</text:p>
      <text:p text:style-name="P41"><text:span text:style-name="T34"/></text:p>
      <text:p text:style-name="P42"><text:soft-page-break/><text:span text:style-name="T34">Пример:</text:span></text:p>
      <text:p text:style-name="P42"><text:span text:style-name="T13">http://localhost:5000/metadata/use/</text:span><text:span text:style-name="T14">mys</text:span><text:span text:style-name="T15">rv</text:span><text:span text:style-name="T14">/myd</text:span><text:span text:style-name="T15">b</text:span></text:p>
      <text:p text:style-name="P5"/>
      <text:p text:style-name="P5">Устанавливает текущий сервер и базу данных для <text:span text:style-name="T1">web </text:span>сервера <text:span text:style-name="T1">1C#, </text:span>в контексте которых выполняются последующие запросы к СУБД. Аналог команды <text:span text:style-name="T1">USE [database] SQL Server.</text:span></text:p>
      <text:p text:style-name="P7">Вызов этого метода обязателен до того, как выполнять запросы.</text:p>
      <text:p text:style-name="P5"><text:span text:style-name="T1"/></text:p>
      <text:p text:style-name="P41">POST <text:span text:style-name="T50">script</text:span>/<text:span text:style-name="T50">translate</text:span></text:p>
      <text:p text:style-name="P42"><text:span text:style-name="T34"/></text:p>
      <text:p text:style-name="P42"><text:span text:style-name="T34">Пример:</text:span></text:p>
      <text:p text:style-name="P42"><text:span text:style-name="T13">http://localhost:5000/</text:span><text:span text:style-name="T14">script</text:span><text:span text:style-name="T13">/</text:span><text:span text:style-name="T14">translate</text:span></text:p>
      <text:p text:style-name="P7">Тело запроса:</text:p>
      <text:p text:style-name="P43">{</text:p>
      <text:p text:style-name="P43"><text:s text:c="3"/>"script": "SELECT <text:span text:style-name="T8">Ссылка </text:span>FROM<text:span text:style-name="T8"> Документ.ПоступлениеТоваровУслуг</text:span>"</text:p>
      <text:p text:style-name="P43">}</text:p>
      <text:p text:style-name="P7">Тело ответа:</text:p>
      <text:p text:style-name="P43">{</text:p>
      <text:p text:style-name="P43"><text:s text:c="3"/>"script" : "SELECT _IDRRef<text:span text:style-name="T8"> </text:span>FROM<text:span text:style-name="T8"> _</text:span>Document123"</text:p>
      <text:p text:style-name="P43">}</text:p>
      <text:p text:style-name="P41"><text:span text:style-name="T14"/></text:p>
      <text:p text:style-name="P7"><text:span text:style-name="T13">Этот метод позволяет посмотреть какой запрос </text:span><text:span text:style-name="T38">SQL </text:span><text:span text:style-name="T13">форми</text:span><text:span text:style-name="T15">рует</text:span><text:span text:style-name="T13"> </text:span><text:span text:style-name="T38">web </text:span><text:span text:style-name="T13">сервис </text:span><text:span text:style-name="T38">1C# </text:span><text:span text:style-name="T13">перед его выполнением.</text:span></text:p>
      <text:p text:style-name="P7"><text:span text:style-name="T13"/></text:p>
      <text:p text:style-name="P41">POST <text:span text:style-name="T50">script</text:span>/<text:span text:style-name="T50">execute</text:span></text:p>
      <text:p text:style-name="P42"><text:span text:style-name="T34"/></text:p>
      <text:p text:style-name="P42"><text:span text:style-name="T34">Пример:</text:span></text:p>
      <text:p text:style-name="P42"><text:span text:style-name="T13">http://localhost:5000/</text:span><text:span text:style-name="T14">script</text:span><text:span text:style-name="T13">/</text:span><text:span text:style-name="T14">execute</text:span></text:p>
      <text:p text:style-name="P7">Тело запроса:</text:p>
      <text:p text:style-name="P43">{</text:p>
      <text:p text:style-name="P43"><text:s text:c="3"/>"script": "SELECT <text:span text:style-name="T8">Ссылка </text:span>FROM<text:span text:style-name="T8"> Документ.ПоступлениеТоваровУслуг</text:span>"</text:p>
      <text:p text:style-name="P43">}</text:p>
      <text:p text:style-name="P7">Тело ответа:</text:p>
      <text:p text:style-name="P43">[</text:p>
      <text:p text:style-name="P43"><text:s text:c="3"/>{ "_IDRRef" : "<text:span text:style-name="T51">{123:da142d98-b1e9-489a-11e5-cfdd69e2ce6c}</text:span>" <text:span text:style-name="T51">},</text:span></text:p>
      <text:p text:style-name="P44"><text:s text:c="3"/>{ "_IDRRef" : "<text:span text:style-name="T51">{123:da142d98-b1e9-489a-11e5-cfdd69e2ce73}</text:span>" <text:span text:style-name="T51">}</text:span></text:p>
      <text:p text:style-name="P43"><text:span text:style-name="T13">]</text:span></text:p>
      <text:p text:style-name="P43"><text:span text:style-name="T13"/></text:p>
      <text:p text:style-name="P8"><text:span text:style-name="T13">Метод выполняет запрос и возвращает результат его выполнения в формате </text:span><text:span text:style-name="T38">JSON </text:span><text:span text:style-name="T13">(массив структур записей).</text:span></text:p>
      <text:p text:style-name="P8"><text:span text:style-name="T13"/></text:p>
      <text:p text:style-name="P30"><text:span text:style-name="T12">Ограничения языка запросов.</text:span></text:p>
      <text:p text:style-name="P8"><text:span text:style-name="T13">1. Работа с составными типами данных 1С, содержащими простые типы данных не поддерживается. Поддерживается только работа с составными ссылочными типами данных.</text:span></text:p>
      <text:p text:style-name="P8"><text:span text:style-name="T13">2. Обращение к реквизитам объектов через точку (операция разыменования) с автоматической генерацией </text:span><text:span text:style-name="T38">LEFT JOIN </text:span><text:span text:style-name="T13">в запросах </text:span><text:span text:style-name="T38">SQL </text:span><text:span text:style-name="T13">не поддерживается. Подробнее о работе с реквизитами ссылочного типа будет рассказано ниже.</text:span></text:p>
      <text:p text:style-name="P8"><text:span text:style-name="T13"/></text:p>
      <text:p text:style-name="P32"><text:span text:style-name="T12">Обращение к объектам в запросах.</text:span></text:p>
      <text:p text:style-name="P9"><text:span text:style-name="T13"/></text:p>
      <text:p text:style-name="P9"><text:span text:style-name="T13">1. Обращение к объекту в контексте текущей базы данных:</text:span></text:p>
      <text:p text:style-name="P9"><text:soft-page-break/><text:span text:style-name="T13">Документ.ПоступлениеТоваровУслуг</text:span></text:p>
      <text:p text:style-name="P9"><text:span text:style-name="T13"/></text:p>
      <text:p text:style-name="P9"><text:span text:style-name="T13">2. Обращение к табличной части объекта в контексте текущей базы данных:</text:span></text:p>
      <text:p text:style-name="P9"><text:span text:style-name="T13">Документ.ПоступлениеТоваровУслуг.Товары</text:span></text:p>
      <text:p text:style-name="P9"><text:span text:style-name="T13"/></text:p>
      <text:p text:style-name="P9"><text:span text:style-name="T13">3. Обращение к объекту из другой базы данных:</text:span></text:p>
      <text:p text:style-name="P9"><text:span text:style-name="T38">[torg_db].</text:span><text:span text:style-name="T13">Документ.ПоступлениеТоваровУслуг</text:span></text:p>
      <text:p text:style-name="P9"><text:span text:style-name="T13"/></text:p>
      <text:p text:style-name="P9"><text:span text:style-name="T13">4. Обращение к табличной части объекта из другой базы данных:</text:span></text:p>
      <text:p text:style-name="P10"><text:span text:style-name="T38">[torg_db].</text:span><text:span text:style-name="T13">Документ.ПоступлениеТоваровУслуг.Товары</text:span></text:p>
      <text:p text:style-name="P9"><text:span text:style-name="T13"/></text:p>
      <text:p text:style-name="P10"><text:span text:style-name="T13">5. Обращение к объекту </text:span><text:span text:style-name="T16">связанного сервера</text:span><text:span text:style-name="T13">:</text:span></text:p>
      <text:p text:style-name="P10"><text:span text:style-name="T39">[bi_server].</text:span><text:span text:style-name="T38">[torg_db].</text:span><text:span text:style-name="T13">Документ.ПоступлениеТоваровУслуг</text:span></text:p>
      <text:p text:style-name="P10"><text:span text:style-name="T13"/></text:p>
      <text:p text:style-name="P47"><text:span text:style-name="T13">6. </text:span><text:span text:style-name="T35">Обращение к табличной части объекта </text:span><text:span text:style-name="T33">связанного сервера</text:span><text:span text:style-name="T35">:</text:span></text:p>
      <text:p text:style-name="P10"><text:span text:style-name="T39">[bi_server].</text:span><text:span text:style-name="T38">[torg_db].Документ.</text:span><text:span text:style-name="T39">[</text:span><text:span text:style-name="T13">ПоступлениеТоваровУслуг</text:span><text:span text:style-name="T16">+</text:span><text:span text:style-name="T13">Товары</text:span><text:span text:style-name="T39">]</text:span></text:p>
      <text:p text:style-name="P10"><text:span text:style-name="T39"/></text:p>
      <text:p text:style-name="P11"><text:span text:style-name="T13">В последнем случае использование шаблона вида </text:span><text:span text:style-name="T38">[{О</text:span><text:span text:style-name="T13">бъект</text:span><text:span text:style-name="T38">}</text:span><text:span text:style-name="T13">+</text:span><text:span text:style-name="T38">{</text:span><text:span text:style-name="T13">ТЧ</text:span><text:span text:style-name="T38">}] </text:span><text:span text:style-name="T13">обязательно, так как парсер языка запросов умеет работать только с идентификаторами таблиц, имеющими 4 составных части. Использование квадратных скобок и символа "+" также обязательно.</text:span></text:p>
      <text:p text:style-name="P11"><text:span text:style-name="T13"/></text:p>
      <text:p text:style-name="P11"><text:span text:style-name="T13">При этом можно также обращаться к таблицам СУБД по их настоящим именам, заданным на уровне СУБД, например, так:</text:span></text:p>
      <text:p text:style-name="P45"><text:span text:style-name="T13">SELECT _IDRRef</text:span><text:span text:style-name="T33"> </text:span><text:span text:style-name="T13">FROM</text:span><text:span text:style-name="T33"> _</text:span><text:span text:style-name="T13">Document123.</text:span></text:p>
      <text:p text:style-name="P11"><text:span text:style-name="T13">Это даёт возможность обращения в одном запросе к таблицам других СУБД, выгрузки данных во внешние источники или их загрузки из них. </text:span><text:span text:style-name="T17">Например, это может выглядеть так:</text:span></text:p>
      <text:p text:style-name="P46"><text:span text:style-name="T17">SELECT </text:span><text:span text:style-name="T36">РТУ.</text:span><text:span text:style-name="T17">С</text:span><text:span text:style-name="T36">уммаДокумента </text:span><text:span text:style-name="T17">AS </text:span><text:span text:style-name="T36">СуммаРеализации, </text:span><text:span text:style-name="T17">CO.OrderSum AS </text:span><text:span text:style-name="T36">СуммаЗаказа </text:span><text:span text:style-name="T17">FROM</text:span><text:span text:style-name="T36"> Документ.РеализацияТоваровУслуг </text:span><text:span text:style-name="T17">AS </text:span><text:span text:style-name="T36">РТУ</text:span></text:p>
      <text:p text:style-name="P48"><text:span text:style-name="T13">LEFT JOIN [orders_db].CustomerOrders AS CO</text:span></text:p>
      <text:p text:style-name="P48"><text:span text:style-name="T13">ON </text:span><text:span text:style-name="T33">РТУ.Номер = </text:span><text:span text:style-name="T13">CO.DocNumber</text:span></text:p>
      <text:p text:style-name="P48"><text:span text:style-name="T13"/></text:p>
      <text:p text:style-name="P33"><text:span text:style-name="T12">Обращение к ссылочным реквизитам в запросах.</text:span></text:p>
      <text:p text:style-name="P12"><text:span text:style-name="T13"/></text:p>
      <text:p text:style-name="P12"><text:span text:style-name="T13">Язык запросов </text:span><text:span text:style-name="T38">1C# </text:span><text:span text:style-name="T13">работает с ссылочными типами данных не так как 1С. Для работы с такими внутренними значениями ссылки как код типа данных объекта (</text:span><text:span text:style-name="T38">TRef</text:span><text:span text:style-name="T13">) и уникальным идентификатором объекта (</text:span><text:span text:style-name="T38">R</text:span><text:span text:style-name="T40">R</text:span><text:span text:style-name="T38">ef</text:span><text:span text:style-name="T13">)</text:span><text:span text:style-name="T18">в языке запросов </text:span><text:span text:style-name="T40">1C#</text:span><text:span text:style-name="T13"> на уровне парсера реализована работа с </text:span><text:span text:style-name="T18">такими</text:span><text:span text:style-name="T13"> специализированными свойствами ссылки </text:span><text:span text:style-name="T18">как </text:span><text:span text:style-name="T40">uuid, type </text:span><text:span text:style-name="T18">и </text:span><text:span text:style-name="T40">TYPE.</text:span></text:p>
      <text:p text:style-name="P12"><text:span text:style-name="T13"/></text:p>
      <text:p text:style-name="P13"><text:span text:style-name="T13">Например выполним следующий запрос:</text:span></text:p>
      <text:p text:style-name="P13"><text:span text:style-name="T13"/></text:p>
      <text:p text:style-name="P49"><text:span text:style-name="T13">SELECT TOP 1</text:span></text:p>
      <text:p text:style-name="P49"><text:span text:style-name="T13"><text:s text:c="3"/></text:span><text:span text:style-name="T33">Ссылка,</text:span></text:p>
      <text:p text:style-name="P49"><text:span text:style-name="T13"><text:s text:c="3"/></text:span><text:span text:style-name="T33">Ссылка.</text:span><text:span text:style-name="T13">uuid,</text:span></text:p>
      <text:p text:style-name="P49"><text:span text:style-name="T13"><text:s text:c="3"/></text:span><text:span text:style-name="T33">Ссылка.</text:span><text:span text:style-name="T13">type</text:span></text:p>
      <text:p text:style-name="P49"><text:span text:style-name="T13">FROM</text:span></text:p>
      <text:p text:style-name="P49"><text:span text:style-name="T13"><text:s text:c="3"/></text:span><text:span text:style-name="T33">Документ.ПоступлениеТоваровУслуг</text:span></text:p>
      <text:p text:style-name="P12"><text:span text:style-name="T13"/></text:p>
      <text:p text:style-name="P13"><text:span text:style-name="T13">В результате мы получим следующий </text:span><text:span text:style-name="T38">SQL </text:span><text:span text:style-name="T13">запрос, используя </text:span><text:span text:style-name="T38">web </text:span><text:span text:style-name="T13">метод </text:span><text:span text:style-name="T38">script/translate:</text:span></text:p>
      <text:p text:style-name="P13"><text:soft-page-break/><text:span text:style-name="T38"/></text:p>
      <text:p text:style-name="P49"><text:span text:style-name="T13">SELECT TOP 1</text:span></text:p>
      <text:p text:style-name="P49"><text:span text:style-name="T13"><text:s text:c="3"/>(0x0000007B + _IDRRef)</text:span><text:span text:style-name="T33">, /* </text:span><text:span text:style-name="T13">binary(20)</text:span><text:span text:style-name="T33"> */</text:span></text:p>
      <text:p text:style-name="P49"><text:span text:style-name="T13"><text:s text:c="3"/>_IDRRef, <text:s text:c="15"/></text:span><text:span text:style-name="T33">/* </text:span><text:span text:style-name="T13">binary(16)</text:span><text:span text:style-name="T33"> */</text:span></text:p>
      <text:p text:style-name="P49"><text:span text:style-name="T13"><text:s text:c="4"/>0x0000007B <text:s text:c="12"/></text:span><text:span text:style-name="T33">/* </text:span><text:span text:style-name="T13">binary(4)</text:span><text:span text:style-name="T33"> */</text:span></text:p>
      <text:p text:style-name="P49"><text:span text:style-name="T13">FROM</text:span></text:p>
      <text:p text:style-name="P49"><text:span text:style-name="T13"><text:s text:c="3"/></text:span><text:span text:style-name="T33">_</text:span><text:span text:style-name="T13">Document123</text:span></text:p>
      <text:p text:style-name="P49"><text:span text:style-name="T13"/></text:p>
      <text:p text:style-name="P14"><text:span text:style-name="T13">Таким образом мы видим, что свойство </text:span><text:span text:style-name="T38">uuid </text:span><text:span text:style-name="T13">возвращает уникальный идентификатор ссылки, что соответствует полю </text:span><text:span text:style-name="T19">таблицы СУБД, которое хранит это значение.</text:span></text:p>
      <text:p text:style-name="P14"><text:span text:style-name="T19">С</text:span><text:span text:style-name="T13">войство </text:span><text:span text:style-name="T38">type </text:span><text:span text:style-name="T13">возвращает код типа объекта, который, в том числе, можно найти в названии таблицы объекта. В данном случае это число 123. </text:span><text:span text:style-name="T19">Для однозначных реквизитов парсер подставит константу, а для составных ссылочных типов наименование поля таблицы СУБД, в котором хранится это значение.</text:span></text:p>
      <text:p text:style-name="P14"><text:span text:style-name="T19">С</text:span><text:span text:style-name="T13">пециальное свойство </text:span><text:span text:style-name="T38">TYPE </text:span><text:span text:style-name="T13">ссылки </text:span><text:span text:style-name="T19">всегда содержит константу </text:span><text:span text:style-name="T41">0x08, </text:span><text:span text:style-name="T19">что соответствует значению ссылочного типа данных в структуре хранения значений составных типов в таблицах СУБД. Это свойство необходимо исключительно для выполнения соединений между таблицами, так как поле, имеющее суффикс _</text:span><text:span text:style-name="T41">TYPE, </text:span><text:span text:style-name="T19">на уровне СУБД может входить в индекс. Более подробно об этом рассказано ниже.</text:span></text:p>
      <text:p text:style-name="P12"><text:span text:style-name="T13"/></text:p>
      <text:p text:style-name="P33"><text:span text:style-name="T12">Функция </text:span><text:span text:style-name="T37">TYPEOF.</text:span></text:p>
      <text:p text:style-name="P12"><text:span text:style-name="T38"/></text:p>
      <text:p text:style-name="P15"><text:span text:style-name="T13">Язык запросов </text:span><text:span text:style-name="T38">1C# </text:span><text:span text:style-name="T13">реализует специальную функцию </text:span><text:span text:style-name="T38">TYPEOF </text:span><text:span text:style-name="T13">для получения кода типа объекта аналогично функции ССЫЛКА в языке запросов 1С.</text:span></text:p>
      <text:p text:style-name="P15"><text:span text:style-name="T13">Выполним следующий запрос:</text:span></text:p>
      <text:p text:style-name="P51"><text:span text:style-name="T20">SELECT TOP 1</text:span></text:p>
      <text:p text:style-name="P50"><text:span text:style-name="T13"><text:s text:c="3"/></text:span><text:span text:style-name="T33">Ссылка.</text:span><text:span text:style-name="T13">type,</text:span></text:p>
      <text:p text:style-name="P50"><text:span text:style-name="T13"><text:s text:c="3"/></text:span><text:span text:style-name="T21">TYPEOF(</text:span><text:span text:style-name="T33">Документ.ПоступлениеТоваровУслуг</text:span><text:span text:style-name="T21">)</text:span></text:p>
      <text:p text:style-name="P50"><text:span text:style-name="T13">FROM</text:span></text:p>
      <text:p text:style-name="P50"><text:span text:style-name="T13"><text:s text:c="3"/></text:span><text:span text:style-name="T33">Документ.ПоступлениеТоваровУслуг</text:span></text:p>
      <text:p text:style-name="P50"><text:span text:style-name="T33"/></text:p>
      <text:p text:style-name="P51"><text:span text:style-name="T33">Получим следующий код </text:span><text:span text:style-name="T13">SQL:</text:span></text:p>
      <text:p text:style-name="P51"><text:span text:style-name="T20">SELECT TOP 1</text:span></text:p>
      <text:p text:style-name="P50"><text:span text:style-name="T13"><text:s text:c="3"/>0x0000007B,</text:span></text:p>
      <text:p text:style-name="P50"><text:span text:style-name="T13"><text:s text:c="2"/></text:span><text:span text:style-name="T21"><text:s/></text:span><text:span text:style-name="T13">0x0000007B</text:span></text:p>
      <text:p text:style-name="P50"><text:span text:style-name="T13">FROM</text:span></text:p>
      <text:p text:style-name="P50"><text:span text:style-name="T13"><text:s text:c="3"/></text:span><text:span text:style-name="T33">_</text:span><text:span text:style-name="T13">Document123</text:span></text:p>
      <text:p text:style-name="P50"><text:span text:style-name="T13"/></text:p>
      <text:p text:style-name="P15"><text:span text:style-name="T13">Эта функция нужна также, как и специальное свойство </text:span><text:span text:style-name="T38">TYPE </text:span><text:span text:style-name="T13">(см. выше)</text:span><text:span text:style-name="T38">, </text:span><text:span text:style-name="T13">для получения кода типа объекта при соединении с полями составного типа или таблицами других баз данных. </text:span><text:span text:style-name="T22">Чтобы понять зачем это нужно, предлагаю р</text:span><text:span text:style-name="T13">ассмотр</text:span><text:span text:style-name="T22">еть</text:span><text:span text:style-name="T13"> два </text:span><text:span text:style-name="T22">практических </text:span><text:span text:style-name="T13">примера </text:span><text:span text:style-name="T22">ниже</text:span><text:span text:style-name="T13">.</text:span></text:p>
      <text:p text:style-name="P15"><text:span text:style-name="T13"/></text:p>
      <text:p text:style-name="P34"><text:span text:style-name="T12">Соединение </text:span><text:span text:style-name="T30">по реквизиту составного типа</text:span><text:span text:style-name="T12">.</text:span></text:p>
      <text:p text:style-name="P15"><text:span text:style-name="T13"/></text:p>
      <text:p text:style-name="P36"><text:span text:style-name="T12">Вариант № 1 </text:span><text:span text:style-name="T31">(используем специальное свойство </text:span><text:span text:style-name="T43">type</text:span><text:span text:style-name="T31">)</text:span><text:span text:style-name="T12">.</text:span></text:p>
      <text:p text:style-name="P16"><text:span text:style-name="T13"/></text:p>
      <text:p text:style-name="P16"><text:span text:style-name="T13">SELECT TOP 1</text:span></text:p>
      <text:p text:style-name="P16"><text:soft-page-break/><text:span text:style-name="T13"><text:s text:c="3"/>ФЛ.Наименование AS ФИО,</text:span></text:p>
      <text:p text:style-name="P16"><text:span text:style-name="T13"><text:s text:c="3"/>БСК.НомерСчета <text:s/>AS НомерСчета</text:span></text:p>
      <text:p text:style-name="P16"><text:span text:style-name="T13">FROM</text:span></text:p>
      <text:p text:style-name="P16"><text:span text:style-name="T13"><text:s text:c="3"/>Справочник.ФизическиеЛица AS ФЛ</text:span></text:p>
      <text:p text:style-name="P16"><text:span text:style-name="T13"><text:s text:c="3"/>INNER JOIN Справочник.БанковскиеСчетаКонтрагентов AS БСК</text:span></text:p>
      <text:p text:style-name="P16"><text:span text:style-name="T13"><text:s text:c="3"/>ON <text:s/>ФЛ.Ссылка.uuid = БСК.Владелец.uuid</text:span></text:p>
      <text:p text:style-name="P16"><text:span text:style-name="T13"><text:s text:c="3"/>AND ФЛ.Ссылка.type = БСК.Владелец.type</text:span></text:p>
      <text:p text:style-name="P16"><text:span text:style-name="T13"><text:s text:c="3"/>AND ФЛ.Ссылка.TYPE = БСК.Владелец.TYPE</text:span></text:p>
      <text:p text:style-name="P16"><text:span text:style-name="T13"/></text:p>
      <text:p text:style-name="P54"><text:span text:style-name="T13">SELECT TOP 1</text:span></text:p>
      <text:p text:style-name="P54"><text:span text:style-name="T13"><text:s text:c="3"/>ФЛ._Description AS ФИО,</text:span></text:p>
      <text:p text:style-name="P54"><text:span text:style-name="T13"><text:s text:c="3"/>БСК._Fld2205  <text:s text:c="2"/>AS НомерСчета</text:span></text:p>
      <text:p text:style-name="P54"><text:span text:style-name="T13">FROM</text:span></text:p>
      <text:p text:style-name="P54"><text:span text:style-name="T13"><text:s text:c="3"/>_Reference477 AS ФЛ</text:span></text:p>
      <text:p text:style-name="P54"><text:span text:style-name="T13"><text:s text:c="3"/>INNER JOIN _Reference41 AS БСК</text:span></text:p>
      <text:p text:style-name="P54"><text:span text:style-name="T13"><text:s text:c="3"/>ON  ФЛ._IDRRef = БСК._OwnerID_RRRef</text:span></text:p>
      <text:p text:style-name="P54"><text:span text:style-name="T13"><text:s text:c="3"/>AND 0x000001DD = БСК._OwnerID_RTRef</text:span></text:p>
      <text:p text:style-name="P54"><text:span text:style-name="T13"><text:s text:c="3"/>AND 0x08  <text:s text:c="5"/>= БСК._OwnerID_TYPE;</text:span></text:p>
      <text:p text:style-name="P16"><text:span text:style-name="T13"/></text:p>
      <text:p text:style-name="P35"><text:span text:style-name="T12">Вариант № 2 (используем функцию </text:span><text:span text:style-name="T37">TYPEOF</text:span><text:span text:style-name="T12">).</text:span></text:p>
      <text:p text:style-name="P17"><text:span text:style-name="T13"/></text:p>
      <text:p text:style-name="P17"><text:span text:style-name="T13">SELECT TOP 1</text:span></text:p>
      <text:p text:style-name="P17"><text:span text:style-name="T13"><text:s text:c="3"/>ФЛ.Наименование AS ФИО,</text:span></text:p>
      <text:p text:style-name="P17"><text:span text:style-name="T13"><text:s text:c="3"/>БСК.НомерСчета <text:s/>AS НомерСчета</text:span></text:p>
      <text:p text:style-name="P17"><text:span text:style-name="T13">FROM</text:span></text:p>
      <text:p text:style-name="P17"><text:span text:style-name="T13"><text:s text:c="3"/>Справочник.ФизическиеЛица AS ФЛ</text:span></text:p>
      <text:p text:style-name="P17"><text:span text:style-name="T13"><text:s text:c="3"/>INNER JOIN Справочник.БанковскиеСчетаКонтрагентов AS БСК</text:span></text:p>
      <text:p text:style-name="P17"><text:span text:style-name="T13"><text:s text:c="3"/>ON <text:s/>ФЛ.Ссылка.uuid <text:s text:c="19"/>= БСК.Владелец.uuid</text:span></text:p>
      <text:p text:style-name="P17"><text:span text:style-name="T13"><text:s text:c="3"/>AND TYPEOF(Справочник.ФизическиеЛица) = БСК.Владелец.type</text:span></text:p>
      <text:p text:style-name="P17"><text:span text:style-name="T13"><text:s text:c="3"/>AND 0x08 <text:s text:c="29"/>= БСК.Владелец.TYPE</text:span></text:p>
      <text:p text:style-name="P15"><text:span text:style-name="T13"/></text:p>
      <text:p text:style-name="P53"><text:span text:style-name="T13">SELECT TOP 1</text:span></text:p>
      <text:p text:style-name="P53"><text:span text:style-name="T13"><text:s text:c="3"/>ФЛ._Description AS ФИО,</text:span></text:p>
      <text:p text:style-name="P53"><text:span text:style-name="T13"><text:s text:c="3"/>БСК._Fld2205  <text:s text:c="2"/>AS НомерСчета</text:span></text:p>
      <text:p text:style-name="P53"><text:span text:style-name="T13">FROM</text:span></text:p>
      <text:p text:style-name="P53"><text:span text:style-name="T13"><text:s text:c="3"/>_Reference477 AS ФЛ</text:span></text:p>
      <text:p text:style-name="P53"><text:span text:style-name="T13"><text:s text:c="3"/>INNER JOIN _Reference41 AS БСК</text:span></text:p>
      <text:p text:style-name="P53"><text:span text:style-name="T13"><text:s text:c="3"/>ON ФЛ._IDRRef  = БСК._OwnerID_RRRef</text:span></text:p>
      <text:p text:style-name="P53"><text:span text:style-name="T13"><text:s text:c="3"/>AND 0x000001DD = БСК._OwnerID_RTRef</text:span></text:p>
      <text:p text:style-name="P53"><text:span text:style-name="T13"><text:s text:c="3"/>AND 0x08  <text:s text:c="5"/>= БСК._OwnerID_TYPE;</text:span></text:p>
      <text:p text:style-name="P15"><text:span text:style-name="T13"/></text:p>
      <text:p text:style-name="P17"><text:span text:style-name="T13">В данном случае справочник "БанковскиеСчетаКонтрагентов" имеет два справочника владельца: "Контрагенты" и "ФизическиеЛица". На уровне СУБД реквизит "Владелец" состоит из трёх полей. Чтобы использовать индекс по всем этим полям, необходимо соединяться вышеуказанным способом. В таких случаях можно использовать оба варианта: с использованием специального свойства </text:span><text:span text:style-name="T38">type </text:span><text:span text:style-name="T13">и функции </text:span><text:span text:style-name="T38">TYPEOF.</text:span></text:p>
      <text:p text:style-name="P15"><text:span text:style-name="T13"/></text:p>
      <text:p text:style-name="P34"><text:span text:style-name="T12">Сверка </text:span><text:span text:style-name="T32">движений </text:span><text:span text:style-name="T12">документов из разных баз данных.</text:span></text:p>
      <text:p text:style-name="P15"><text:span text:style-name="T13"/></text:p>
      <text:p text:style-name="P19"><text:span text:style-name="T13">Предположим, что у нас есть две базы данных: торговля и бухгалтерия. Торговля периодически выгружает в бухгалтерию документы установки цен. Нам необходимо выполнить сверку наличия </text:span><text:soft-page-break/><text:span text:style-name="T13">выгруженных из торговли в бухгалтерию документов, а также соответствие цен в об</text:span><text:span text:style-name="T23">е</text:span><text:span text:style-name="T13">их базах. </text:span><text:span text:style-name="T23">Предположим, что документы синхронизируются по ссылкам. Б</text:span><text:span text:style-name="T13">азы данных называются </text:span><text:span text:style-name="T38">trade </text:span><text:span text:style-name="T13">и </text:span><text:span text:style-name="T38">accounting. З</text:span><text:span text:style-name="T13">апрос может выглядеть так:</text:span></text:p>
      <text:p text:style-name="P19"><text:span text:style-name="T13"/></text:p>
      <text:p text:style-name="P19"><text:span text:style-name="T13">SELECT</text:span></text:p>
      <text:p text:style-name="P19"><text:span text:style-name="T13"><text:s text:c="3"/>УТДок.Дата <text:s/>AS ТоргДата,</text:span></text:p>
      <text:p text:style-name="P19"><text:span text:style-name="T13"><text:s text:c="3"/>УТДок.Номер AS ТоргНомер,</text:span></text:p>
      <text:p text:style-name="P19"><text:span text:style-name="T13"><text:s text:c="3"/>УТЦН.Цена <text:s text:c="2"/>AS ТоргЦена,</text:span></text:p>
      <text:p text:style-name="P19"><text:span text:style-name="T13"><text:s text:c="3"/>БПДок.Дата <text:s/>AS БухДата,</text:span></text:p>
      <text:p text:style-name="P19"><text:span text:style-name="T13"><text:s text:c="3"/>БПДок.Номер AS БухНомер,</text:span></text:p>
      <text:p text:style-name="P19"><text:span text:style-name="T13"><text:s text:c="3"/>БПЦН.Цена <text:s text:c="2"/>AS БухЦена</text:span></text:p>
      <text:p text:style-name="P19"><text:span text:style-name="T13">FROM</text:span></text:p>
      <text:p text:style-name="P19"><text:span text:style-name="T13"><text:s text:c="13"/>trade.РегистрСведений.ЦеныНоменклатуры <text:s text:c="5"/>AS УТЦН</text:span></text:p>
      <text:p text:style-name="P19"><text:span text:style-name="T13"><text:s text:c="3"/>LEFT JOIN accounting.РегистрСведений.ЦеныНоменклатуры AS БПЦН</text:span></text:p>
      <text:p text:style-name="P19"><text:span text:style-name="T13"><text:s text:c="3"/>ON <text:s/>УТЦН.Регистратор.uuid = БПЦН.Регистратор.uuid</text:span></text:p>
      <text:p text:style-name="P19"><text:span text:style-name="T13"><text:s text:c="3"/>AND УТЦН.Регистратор.type = TYPEOF(trade.Документ.УстановкаЦенНоменклатуры)</text:span></text:p>
      <text:p text:style-name="P19"><text:span text:style-name="T13"><text:s text:c="3"/>AND БПЦН.Регистратор.type = TYPEOF(accounting.Документ.УстановкаЦенНоменклатуры)</text:span></text:p>
      <text:p text:style-name="P19"><text:span text:style-name="T13"/></text:p>
      <text:p text:style-name="P19"><text:span text:style-name="T13"><text:s text:c="3"/>LEFT JOIN trade.Документ.УстановкаЦенНоменклатуры AS УТДок</text:span></text:p>
      <text:p text:style-name="P19"><text:span text:style-name="T13"><text:s text:c="3"/>ON <text:s/>УТЦН.Регистратор.uuid = УТДок.Ссылка.uuid</text:span></text:p>
      <text:p text:style-name="P19"><text:span text:style-name="T13"><text:s text:c="3"/>AND УТЦН.Регистратор.type = УТДок.Ссылка.type</text:span></text:p>
      <text:p text:style-name="P19"><text:span text:style-name="T13"/></text:p>
      <text:p text:style-name="P19"><text:span text:style-name="T13"><text:s text:c="3"/>LEFT JOIN accounting.Документ.УстановкаЦенНоменклатуры AS БПДок</text:span></text:p>
      <text:p text:style-name="P19"><text:span text:style-name="T13"><text:s text:c="3"/>ON <text:s/>БПЦН.Регистратор.uuid = БПДок.Ссылка.uuid</text:span></text:p>
      <text:p text:style-name="P19"><text:span text:style-name="T13"><text:s text:c="3"/>AND БПЦН.Регистратор.type = БПДок.Ссылка.type</text:span></text:p>
      <text:p text:style-name="P15"><text:span text:style-name="T13"/></text:p>
      <text:p text:style-name="P21"><text:span text:style-name="T13">В данном запросе предикат первого </text:span><text:span text:style-name="T38">JOIN’</text:span><text:span text:style-name="T13">а выглядит следующим образом:</text:span></text:p>
      <text:p text:style-name="P21"><text:span text:style-name="T13"/></text:p>
      <text:p text:style-name="P20"><text:span text:style-name="T13">ON <text:s/>УТЦН.Регистратор.uuid = БПЦН.Регистратор.uuid</text:span></text:p>
      <text:p text:style-name="P20"><text:span text:style-name="T13">AND УТЦН.Регистратор.type = TYPEOF(trade.Документ.УстановкаЦенНоменклатуры)</text:span></text:p>
      <text:p text:style-name="P20"><text:span text:style-name="T13">AND БПЦН.Регистратор.type = TYPEOF(accounting.Документ.УстановкаЦенНоменклатуры)</text:span></text:p>
      <text:p text:style-name="P15"><text:span text:style-name="T13"/></text:p>
      <text:p text:style-name="P22"><text:span text:style-name="T13">Соединение по полю _</text:span><text:span text:style-name="T38">RecorderRRef </text:span><text:span text:style-name="T13">не вызывает вопросов, так синхронизация документов выполняется как раз таки по внутреннему идентификатору объектов. Однако, соединение по полю _</text:span><text:span text:style-name="T38">RecorderTRef </text:span><text:span text:style-name="T25">"в лоб" невозможно, так как </text:span><text:span text:style-name="T13">документы "</text:span><text:span text:style-name="T24">УстановкаЦенНоменклатуры</text:span><text:span text:style-name="T13">" в разных базах имеют разные значения кодов типов объектов. Именно в таком случае </text:span><text:span text:style-name="T25">пригождается</text:span><text:span text:style-name="T13"> функция </text:span><text:span text:style-name="T38">TYPEOF.</text:span><text:span text:style-name="T13"> </text:span><text:span text:style-name="T25">Она помогает </text:span><text:span text:style-name="T13">устан</text:span><text:span text:style-name="T25">о</text:span><text:span text:style-name="T13">в</text:span><text:span text:style-name="T25">ить</text:span><text:span text:style-name="T13"> соответствие между документами из разных баз данных. </text:span><text:span text:style-name="T25">Эдакая конвертация данных "на лету".</text:span></text:p>
      <text:p text:style-name="P15"><text:span text:style-name="T13"/></text:p>
      <text:p text:style-name="P37"><text:span text:style-name="T12">Настройка </text:span><text:span text:style-name="T37">web </text:span><text:span text:style-name="T12">сервера </text:span><text:span text:style-name="T37">1C#.</text:span></text:p>
      <text:p text:style-name="P18"><text:span text:style-name="T38"/></text:p>
      <text:p text:style-name="P23"><text:span text:style-name="T13">1. Распаковать </text:span><text:span text:style-name="T27">установочный </text:span><text:span text:style-name="T13">архив </text:span><text:span text:style-name="T38">1C# </text:span><text:span text:style-name="T13">в любой каталог.</text:span></text:p>
      <text:p text:style-name="P52"><text:span text:style-name="T13">2. </text:span><text:span text:style-name="T33">Создать в этом каталоге каталог </text:span><text:span text:style-name="T13">metadata.</text:span></text:p>
      <text:p text:style-name="P52"><text:span text:style-name="T13">3. </text:span><text:span text:style-name="T33">Внутри каталога </text:span><text:span text:style-name="T13">metadata </text:span><text:span text:style-name="T33">создать каталог </text:span><text:span text:style-name="T13">c</text:span><text:span text:style-name="T33"> именем сервера СУБД.</text:span></text:p>
      <text:p text:style-name="P52"><text:span text:style-name="T33">4. Выгрузить метаданные 1С обработкой ConfigurationExporter83.epf</text:span></text:p>
      <text:p text:style-name="P52"><text:soft-page-break/><text:span text:style-name="T33"><text:s text:c="3"/>в файл </text:span><text:span text:style-name="T13">xml. </text:span><text:span text:style-name="T33">Назвать этот файл также как называется база данных </text:span></text:p>
      <text:p text:style-name="P52"><text:span text:style-name="T33"><text:s text:c="3"/>СУБД. Положить этот файл в созданный ранее каталог сервера.</text:span></text:p>
      <text:p text:style-name="P23"><text:span text:style-name="T13">5. В файле настроек </text:span><text:span text:style-name="T38">web </text:span><text:span text:style-name="T13">сервера </text:span><text:span text:style-name="T38">1C# </text:span><text:span text:style-name="T13">appsettings.json</text:span><text:span text:style-name="T38"> </text:span><text:span text:style-name="T13">в секции</text:span></text:p>
      <text:p text:style-name="P23"><text:span text:style-name="T38"><text:s text:c="3"/>MetadataSettings </text:span><text:span text:style-name="T13">повторить структуру каталогов и баз данных </text:span></text:p>
      <text:p text:style-name="P23"><text:span text:style-name="T13"><text:s text:c="3"/>СУБД. Файл настроек, чтобы долго не искать, можно открыть при </text:span></text:p>
      <text:p text:style-name="P23"><text:span text:style-name="T13"><text:s text:c="3"/>помощи show-web-server-settings.bat.</text:span></text:p>
      <text:p text:style-name="P23"><text:span text:style-name="T13">6. При необходимости настроить </text:span><text:span text:style-name="T38">URL, </text:span><text:span text:style-name="T13">по которому будет запускаться</text:span></text:p>
      <text:p text:style-name="P23"><text:span text:style-name="T38"><text:s text:c="3"/>web </text:span><text:span text:style-name="T13">сервер </text:span><text:span text:style-name="T38">1C#, </text:span><text:span text:style-name="T13">в том же файле настроек appsettings.json.</text:span></text:p>
      <text:p text:style-name="P24"><text:span text:style-name="T13">7. </text:span><text:span text:style-name="T38">Web c</text:span><text:span text:style-name="T13">ервер </text:span><text:span text:style-name="T38">1C# </text:span><text:span text:style-name="T13">готов к работе</text:span><text:span text:style-name="T38">. </text:span><text:span text:style-name="T13">Его</text:span><text:span text:style-name="T38"> </text:span><text:span text:style-name="T13">можно запустить при помощи</text:span></text:p>
      <text:p text:style-name="P24"><text:span text:style-name="T13"><text:s text:c="3"/>файла run-web-server.bat.</text:span></text:p>
      <text:p text:style-name="P25"><text:span text:style-name="T13"/></text:p>
      <text:p text:style-name="P26"><text:span text:style-name="T13">Для облегчения понимания как настроить </text:span><text:span text:style-name="T38">web </text:span><text:span text:style-name="T13">сервер архив установки содержит уже настроенный каталог для тестового окружения автора статьи. То же самое касается файла </text:span><text:span text:style-name="T26">appsettings.json.</text:span></text:p>
      <text:p text:style-name="P24"><text:span text:style-name="T13"/></text:p>
      <text:p text:style-name="P38"><text:span text:style-name="T12">Системные требования.</text:span></text:p>
      <text:p text:style-name="P24"><text:span text:style-name="T13"/></text:p>
      <text:p text:style-name="P24"><text:span text:style-name="T13">1. </text:span><text:span text:style-name="T38">Web </text:span><text:span text:style-name="T13">сервер </text:span><text:span text:style-name="T38">1C# </text:span><text:span text:style-name="T13">скомпилирован для платформы </text:span><text:span text:style-name="T38">win-x64.</text:span></text:p>
      <text:p text:style-name="P24"><text:span text:style-name="T13">2. Для</text:span><text:span text:style-name="T38"> </text:span><text:span text:style-name="T13">подключения к </text:span><text:span text:style-name="T38">SQL Server web </text:span><text:span text:style-name="T13">сервер </text:span><text:span text:style-name="T38">1C# </text:span><text:span text:style-name="T13">использует</text:span></text:p>
      <text:p text:style-name="P24"><text:span text:style-name="T13"><text:s text:c="3"/>встроенную аутентификацию </text:span><text:span text:style-name="T38">Windows. </text:span><text:span text:style-name="T13">Следовательно запускать его </text:span></text:p>
      <text:p text:style-name="P24"><text:span text:style-name="T13"><text:s text:c="3"/>нужно под учётной записью, которая имеет доступ к серверу СУБД </text:span></text:p>
      <text:p text:style-name="P24"><text:span text:style-name="T13"><text:s text:c="3"/>и нужным базам данных.</text:span></text:p>
      <text:p text:style-name="P24"><text:span text:style-name="T29">3</text:span><text:span text:style-name="T13">. Требуется установка .</text:span><text:span text:style-name="T38">NET Core 3.1.3</text:span></text:p>
      <text:p text:style-name="P24"><text:span text:style-name="T29">4</text:span><text:span text:style-name="T38">. Т</text:span><text:span text:style-name="T13">ребуется установка .</text:span><text:span text:style-name="T38">NET Framework 4.8</text:span></text:p>
      <text:p text:style-name="P55"><text:span text:style-name="T44">.</text:span><text:span text:style-name="T46">NET </text:span><text:span text:style-name="T44">кача</text:span><text:span text:style-name="T45">ем</text:span><text:span text:style-name="T44"> здесь: https://dotnet.microsoft.com/download</text:span></text:p>
      <text:p text:style-name="P24"><text:span text:style-name="T13"/></text:p>
      <text:p text:style-name="P39"><text:span text:style-name="T12">Вместо заключения.</text:span></text:p>
      <text:p text:style-name="P26"><text:span text:style-name="T13"/></text:p>
      <text:p text:style-name="P26"><text:span text:style-name="T13">Использовать </text:span><text:span text:style-name="T38">web api </text:span><text:span text:style-name="T13">сервера </text:span><text:span text:style-name="T38">1C# </text:span><text:span text:style-name="T13">можно при помощи </text:span><text:span text:style-name="T38">Postman. Д</text:span><text:span text:style-name="T13">ля этого в каталоге утилит лежит файл OneCSharp Scripting.postman_collection.json. Просто импортируйте эту коллекцию в свой </text:span><text:span text:style-name="T38">Postman </text:span><text:span text:style-name="T13">и всё — </text:span><text:span text:style-name="T29">можно гонять запросы</text:span><text:span text:style-name="T13">.</text:span></text:p>
      <text:p text:style-name="P26"><text:span text:style-name="T13"/></text:p>
      <text:p text:style-name="P27"><text:span text:style-name="T13">Кроме этого для 1С есть обработка OneCSharpUI.epf. Это реализация клиента </text:span><text:span text:style-name="T38">web api </text:span><text:span text:style-name="T42">1C#</text:span><text:span text:style-name="T13">. </text:span><text:span text:style-name="T29">Для работы обработки требуется платформа 1С:Предприятие 8.3.6 и выше.</text:span></text:p>
      <text:p text:style-name="P27"><text:span text:style-name="T28">О</text:span><text:span text:style-name="T13">бработка платная: </text:span><text:span text:style-name="T28">п</text:span><text:span text:style-name="T13">риобретая её, вы помогаете развитию проекта. </text:span><text:span text:style-name="T28">Заранее благодарю всех за эту помощь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," svg:font-family="'Consolas,', 'Courier New', ', monospace,', Cousine, '', Consolas,', 'Courier New', ', monospace', 'font-weight: normal', 'font-size: 12px', 'line-height: 16px', 'white-space: pre'"/>
    <style:font-face style:name="OpenSans" svg:font-family="OpenSans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3:26:24.754000000</meta:creation-date>
    <meta:generator>LibreOffice/5.4.7.2$Windows_X86_64 LibreOffice_project/c838ef25c16710f8838b1faec480ebba495259d0</meta:generator>
    <dc:date>2020-04-19T23:48:58.076000000</dc:date>
    <meta:editing-duration>PT3H31M6S</meta:editing-duration>
    <meta:editing-cycles>19</meta:editing-cycles>
    <meta:document-statistic meta:table-count="0" meta:image-count="0" meta:object-count="0" meta:page-count="7" meta:paragraph-count="202" meta:word-count="1569" meta:character-count="12617" meta:non-whitespace-character-count="10890"/>
  </office:meta>
</office:document-meta>
</file>